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306in" fo:margin-left="0in" table:align="left"/>
    </style:style>
    <style:style style:name="Table1.A" style:family="table-column">
      <style:table-column-properties style:column-width="0.4306in"/>
    </style:style>
    <style:style style:name="Table1.B" style:family="table-column">
      <style:table-column-properties style:column-width="1.8778in"/>
    </style:style>
    <style:style style:name="Table1.C" style:family="table-column">
      <style:table-column-properties style:column-width="1.1542in"/>
    </style:style>
    <style:style style:name="Table1.F" style:family="table-column">
      <style:table-column-properties style:column-width="1.1597in"/>
    </style:style>
    <style:style style:name="Table1.A1" style:family="table-cell">
      <style:table-cell-properties style:writing-mode="page"/>
    </style:style>
    <style:style style:name="Table1.7" style:family="table-row">
      <style:table-row-properties style:min-row-height="1.0139in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officeooo:paragraph-rsid="001ba852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01bf76c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rsid="001ba852" officeooo:paragraph-rsid="001ba852"/>
    </style:style>
    <style:style style:name="P5" style:family="paragraph" style:parent-style-name="Standard">
      <style:paragraph-properties fo:margin-top="0in" fo:margin-bottom="0in" loext:contextual-spacing="false" fo:line-height="0.178in"/>
      <style:text-properties officeooo:rsid="001ba852" officeooo:paragraph-rsid="001ba852"/>
    </style:style>
    <style:style style:name="P6" style:family="paragraph" style:parent-style-name="Standard">
      <style:paragraph-properties fo:margin-top="0in" fo:margin-bottom="0in" loext:contextual-spacing="false"/>
      <style:text-properties style:use-window-font-color="true" fo:font-size="11pt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/>
      <style:text-properties style:use-window-font-color="true" fo:font-size="11pt" officeooo:rsid="001ba852" officeooo:paragraph-rsid="001ba852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0.178in"/>
    </style:style>
    <style:style style:name="P9" style:family="paragraph" style:parent-style-name="Standard">
      <style:paragraph-properties fo:margin-top="0in" fo:margin-bottom="0in" loext:contextual-spacing="false" fo:line-height="0.178in"/>
      <style:text-properties officeooo:paragraph-rsid="001ba852"/>
    </style:style>
    <style:style style:name="P10" style:family="paragraph" style:parent-style-name="Standard">
      <style:paragraph-properties fo:margin-left="0.028in" fo:margin-right="0in" fo:margin-top="0in" fo:margin-bottom="0in" loext:contextual-spacing="false" fo:text-indent="0in" style:auto-text-indent="false"/>
      <style:text-properties officeooo:paragraph-rsid="001ba852"/>
    </style:style>
    <style:style style:name="P11" style:family="paragraph" style:parent-style-name="Table_20_Contents">
      <style:text-properties officeooo:rsid="001ba852" officeooo:paragraph-rsid="001ba852"/>
    </style:style>
    <style:style style:name="P12" style:family="paragraph" style:parent-style-name="Table_20_Contents">
      <style:text-properties officeooo:paragraph-rsid="001ba852"/>
    </style:style>
    <style:style style:name="P13" style:family="paragraph" style:parent-style-name="Table_20_Contents">
      <style:text-properties officeooo:rsid="001bf76c" officeooo:paragraph-rsid="001bf76c"/>
    </style:style>
    <style:style style:name="P14" style:family="paragraph" style:parent-style-name="Table_20_Contents">
      <style:paragraph-properties style:writing-mode="lr-tb"/>
    </style:style>
    <style:style style:name="P15" style:family="paragraph" style:parent-style-name="Table_20_Paragraph">
      <style:text-properties officeooo:paragraph-rsid="001ba852"/>
    </style:style>
    <style:style style:name="T1" style:family="text">
      <style:text-properties fo:font-size="12pt" style:font-size-asian="12pt"/>
    </style:style>
    <style:style style:name="T2" style:family="text">
      <style:text-properties fo:color="#0563c1" style:font-name="Calibri" fo:language="en" fo:country="US" style:text-underline-style="solid" style:text-underline-width="auto" style:text-underline-color="font-color" style:letter-kerning="false" style:font-name-asian="Times New Roman1" style:language-asian="en" style:country-asian="IN" style:font-name-complex="Calibri1"/>
    </style:style>
    <style:style style:name="T3" style:family="text">
      <style:text-properties fo:color="#000000" style:font-name="Times New Roman" fo:font-size="12pt" fo:language="en" fo:country="US" style:letter-kerning="false" style:font-name-asian="Times New Roman1" style:font-size-asian="12pt" style:language-asian="en" style:country-asian="IN" style:font-name-complex="Times New Roman1" style:font-size-complex="12pt"/>
    </style:style>
    <style:style style:name="T4" style:family="text">
      <style:text-properties style:font-name="sans-serif" fo:font-size="10.5pt"/>
    </style:style>
    <style:style style:name="T5" style:family="text">
      <style:text-properties style:use-window-font-color="true" style:font-name="Arial" fo:font-size="12pt" style:font-name-asian="Arial1" style:font-size-asian="12pt" style:font-name-complex="Arial1" style:font-size-complex="12pt"/>
    </style:style>
    <style:style style:name="T6" style:family="text">
      <style:text-properties fo:color="#000080" style:font-name="Arial" fo:font-size="12pt" style:font-name-asian="Arial1" style:font-size-asian="12pt" style:font-name-complex="Arial1" style:font-size-complex="12pt" style:text-scale="93%"/>
    </style:style>
    <style:style style:name="T7" style:family="text">
      <style:text-properties fo:color="#000080" style:font-name="Arial" fo:font-size="12pt" style:font-name-asian="Arial1" style:font-size-asian="12pt" style:font-name-complex="Arial1" style:font-size-complex="12pt"/>
    </style:style>
    <style:style style:name="T8" style:family="text">
      <style:text-properties fo:color="#000080" style:font-name="Arial" fo:font-size="12pt" officeooo:rsid="001ba852" style:font-name-asian="Arial1" style:font-size-asian="12pt" style:font-name-complex="Arial1" style:font-size-complex="12pt"/>
    </style:style>
    <style:style style:name="T9" style:family="text">
      <style:text-properties fo:color="#000080" style:font-name="Arial" fo:font-size="12pt" style:font-name-asian="Arial1" style:font-size-asian="12pt" style:font-name-complex="Arial1" style:font-size-complex="12pt" style:text-scale="92%"/>
    </style:style>
    <style:style style:name="T10" style:family="text">
      <style:text-properties fo:color="#000080" style:font-name="Arial" fo:font-size="12pt" officeooo:rsid="001ba852" style:font-name-asian="Arial1" style:font-size-asian="12pt" style:font-name-complex="Arial1" style:font-size-complex="12pt" style:text-scale="92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>
        <text:dde-connection-decl office:name="soffice1" office:dde-application="soffice" office:dde-topic="/home/pict/Downloads/WTL_Assignment1.docx" office:dde-item="__DdeLink__9282_946874295" office:automatic-update="true"/>
      </text:dde-connection-decls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 table:style-name="TableLine94890897091056">
          <table:table-cell table:style-name="Table1.A1" office:value-type="string">
            <text:p text:style-name="P11">SR no</text:p>
          </table:table-cell>
          <table:table-cell table:style-name="Table1.A1" office:value-type="string">
            <text:p text:style-name="P11">Website URL</text:p>
          </table:table-cell>
          <table:table-cell table:style-name="Table1.A1" office:value-type="string">
            <text:p text:style-name="P11">Purpose</text:p>
          </table:table-cell>
          <table:table-cell table:style-name="Table1.A1" office:value-type="string">
            <text:p text:style-name="P11">Liked</text:p>
          </table:table-cell>
          <table:table-cell table:style-name="Table1.A1" office:value-type="string">
            <text:p text:style-name="P11">Disliked</text:p>
          </table:table-cell>
          <table:table-cell table:style-name="Table1.A1" office:value-type="string">
            <text:p text:style-name="P11">Eval</text:p>
          </table:table-cell>
        </table:table-row>
        <table:table-row table:style-name="TableLine94890897091056"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Table_20_Contents">https://www.bankofbaroda.in</text:p>
          </table:table-cell>
          <table:table-cell table:style-name="Table1.A1" office:value-type="string">
            <text:p text:style-name="Table_20_Contents">Banking</text:p>
            <text:p text:style-name="Table_20_Contents">website that</text:p>
            <text:p text:style-name="Table_20_Contents">provides</text:p>
            <text:p text:style-name="Table_20_Contents">personal and</text:p>
            <text:p text:style-name="Table_20_Contents">bussiness</text:p>
            <text:p text:style-name="Table_20_Contents">related services</text:p>
          </table:table-cell>
          <table:table-cell table:style-name="Table1.A1" office:value-type="string">
            <text:p text:style-name="Table_20_Contents">Different</text:p>
            <text:p text:style-name="Table_20_Contents">sections for</text:p>
            <text:p text:style-name="Table_20_Contents">different</text:p>
            <text:p text:style-name="Table_20_Contents">banking</text:p>
            <text:p text:style-name="Table_20_Contents">services and all</text:p>
            <text:p text:style-name="Table_20_Contents">the services are</text:p>
            <text:p text:style-name="Table_20_Contents">easily</text:p>
            <text:p text:style-name="Table_20_Contents">available.</text:p>
            <text:p text:style-name="Table_20_Contents">There is</text:p>
            <text:p text:style-name="Table_20_Contents">facility of</text:p>
            <text:p text:style-name="Table_20_Contents">videocall to</text:p>
            <text:p text:style-name="Table_20_Contents">contact the</text:p>
            <text:p text:style-name="Table_20_Contents">bank officials.</text:p>
          </table:table-cell>
          <table:table-cell table:style-name="Table1.A1" office:value-type="string">
            <text:p text:style-name="Table_20_Contents">Very long</text:p>
            <text:p text:style-name="Table_20_Contents">process to open</text:p>
            <text:p text:style-name="Table_20_Contents">the account.</text:p>
            <text:p text:style-name="Table_20_Contents">Font size is</text:p>
            <text:p text:style-name="Table_20_Contents">very small at</text:p>
            <text:p text:style-name="Table_20_Contents">subsections.</text:p>
            <text:p text:style-name="Table_20_Contents">Different</text:p>
            <text:p text:style-name="Table_20_Contents">websites for</text:p>
            <text:p text:style-name="Table_20_Contents">different</text:p>
            <text:p text:style-name="Table_20_Contents">countries.</text:p>
          </table:table-cell>
          <table:table-cell table:style-name="Table1.A1" office:value-type="string">
            <text:p text:style-name="Table_20_Contents">A good website</text:p>
            <text:p text:style-name="Table_20_Contents">we can find the</text:p>
            <text:p text:style-name="Table_20_Contents">functionalities</text:p>
            <text:p text:style-name="Table_20_Contents">easily and have</text:p>
            <text:p text:style-name="Table_20_Contents">attractive</text:p>
            <text:p text:style-name="Table_20_Contents">design.</text:p>
            <text:p text:style-name="Table_20_Contents">We can chat on</text:p>
            <text:p text:style-name="Table_20_Contents">whatsapp to</text:p>
            <text:p text:style-name="Table_20_Contents">the bank’s</text:p>
            <text:p text:style-name="Table_20_Contents">chatbot.</text:p>
          </table:table-cell>
        </table:table-row>
        <table:table-row table:style-name="TableLine94890897091056"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Table_20_Contents">https://</text:p>
            <text:p text:style-name="Table_20_Contents">housing.mhada.gov.in/</text:p>
          </table:table-cell>
          <table:table-cell table:style-name="Table1.A1" office:value-type="string">
            <text:p text:style-name="Table_20_Contents">Government</text:p>
            <text:p text:style-name="Table_20_Contents">website for</text:p>
            <text:p text:style-name="Table_20_Contents">housing lottery</text:p>
          </table:table-cell>
          <table:table-cell table:style-name="Table1.A1" office:value-type="string">
            <text:p text:style-name="Table_20_Contents">All the related</text:p>
            <text:p text:style-name="Table_20_Contents">websites are</text:p>
            <text:p text:style-name="Table_20_Contents">given at the</text:p>
            <text:p text:style-name="Table_20_Contents">place where</text:p>
            <text:p text:style-name="Table_20_Contents">needed.</text:p>
          </table:table-cell>
          <table:table-cell table:style-name="Table1.A1" office:value-type="string">
            <text:p text:style-name="Table_20_Contents">Login button is</text:p>
            <text:p text:style-name="Table_20_Contents">missing on the</text:p>
            <text:p text:style-name="Table_20_Contents">home page.</text:p>
            <text:p text:style-name="Table_20_Contents">Very slow</text:p>
            <text:p text:style-name="Table_20_Contents">website.</text:p>
          </table:table-cell>
          <table:table-cell table:style-name="Table1.A1" office:value-type="string">
            <text:p text:style-name="Table_20_Contents">A bad website</text:p>
            <text:p text:style-name="Table_20_Contents">not having user</text:p>
            <text:p text:style-name="Table_20_Contents">friendly</text:p>
            <text:p text:style-name="Table_20_Contents">interface.</text:p>
          </table:table-cell>
        </table:table-row>
        <table:table-row table:style-name="TableLine94890897091056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Table_20_Contents">https://</text:p>
            <text:p text:style-name="Table_20_Contents">www.irctc.co.in/nget/</text:p>
            <text:p text:style-name="Table_20_Contents">train search</text:p>
          </table:table-cell>
          <table:table-cell table:style-name="Table1.A1" office:value-type="string">
            <text:p text:style-name="Table_20_Contents">Booking</text:p>
            <text:p text:style-name="Table_20_Contents">website for</text:p>
            <text:p text:style-name="Table_20_Contents">train tickets.</text:p>
          </table:table-cell>
          <table:table-cell table:style-name="Table1.A1" office:value-type="string">
            <text:p text:style-name="Table_20_Contents">Comprehensiv</text:p>
            <text:p text:style-name="Table_20_Contents">e e ticket</text:p>
            <text:p text:style-name="Table_20_Contents">booking.</text:p>
            <text:p text:style-name="Table_20_Contents">Catering</text:p>
            <text:p text:style-name="Table_20_Contents">services are</text:p>
            <text:p text:style-name="Table_20_Contents">available on</text:p>
            <text:p text:style-name="Table_20_Contents">website.</text:p>
          </table:table-cell>
          <table:table-cell table:style-name="Table1.A1" office:value-type="string">
            <text:p text:style-name="Table_20_Contents">Not an user</text:p>
            <text:p text:style-name="Table_20_Contents">friendly</text:p>
            <text:p text:style-name="Table_20_Contents">design.</text:p>
            <text:p text:style-name="Table_20_Contents">Performance is</text:p>
            <text:p text:style-name="Table_20_Contents">very poor lags</text:p>
            <text:p text:style-name="Table_20_Contents">at any step in</text:p>
            <text:p text:style-name="Table_20_Contents">process.</text:p>
          </table:table-cell>
          <table:table-cell table:style-name="Table1.A1" office:value-type="string">
            <text:p text:style-name="Table_20_Contents">A bad website</text:p>
            <text:p text:style-name="Table_20_Contents">booking lags</text:p>
            <text:p text:style-name="Table_20_Contents">for tatkal e </text:p>
            <text:p text:style-name="Table_20_Contents">ticket booking.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<text:a xlink:type="simple" xlink:href="https://pict.edu/" text:style-name="Internet_20_link" text:visited-style-name="Visited_20_Internet_20_Link"><text:span text:style-name="T1">https://pict.edu/</text:span></text:a></text:p>
          </table:table-cell>
          <table:table-cell table:style-name="Table1.A1" office:value-type="string">
            <text:p text:style-name="P15"><text:span text:style-name="T1">An educational website for giving information about the college</text:span></text:p>
          </table:table-cell>
          <table:table-cell table:style-name="Table1.A1" office:value-type="string">
            <text:p text:style-name="P11">A<text:span text:style-name="T1">ll required information about college is available.</text:span></text:p>
            <text:p text:style-name="P11"><text:span text:style-name="T1">All notices appear at the home page at the starting.</text:span></text:p>
          </table:table-cell>
          <table:table-cell table:style-name="Table1.A1" office:value-type="string">
            <text:p text:style-name="P15"><text:span text:style-name="T1">Very slow website too much loading time.</text:span></text:p>
            <text:p text:style-name="P15"><text:span text:style-name="T1">Too much white place on home page.</text:span></text:p>
          </table:table-cell>
          <table:table-cell table:style-name="Table1.A1" office:value-type="string">
            <text:p text:style-name="P15"><text:span text:style-name="T1">A good website all the information is present.</text:span>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<text:a xlink:type="simple" xlink:href="https://www.learnow.com/" office:target-frame-name="_new" xlink:show="replace" text:style-name="Standard" text:visited-style-name="Standard"><text:span text:style-name="T2">LearnNow learnow.com</text:span></text:a></text:p>
          </table:table-cell>
          <table:table-cell table:style-name="Table1.A1" office:value-type="string">
            <text:p text:style-name="P4"><text:span text:style-name="T3">Educational website with courses</text:span></text:p>
          </table:table-cell>
          <table:table-cell table:style-name="Table1.A1" office:value-type="string">
            <text:p text:style-name="P2"><text:span text:style-name="T3">Flexible learning schedules <text:s text:c="2"/>User friendly platform <text:s text:c="2"/>Affordable courses</text:span></text:p>
          </table:table-cell>
          <table:table-cell table:style-name="Table1.A1" office:value-type="string">
            <text:p text:style-name="P2"><text:span text:style-name="T3">Limited live sessions <text:s text:c="2"/>Course variety could be improved</text:span></text:p>
          </table:table-cell>
          <table:table-cell table:style-name="Table1.A1" office:value-type="string">
            <text:p text:style-name="P11">good</text:p>
          </table:table-cell>
        </table:table-row>
        <table:table-row table:style-name="Table1.7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amazon.in/</text:p>
          </table:table-cell>
          <table:table-cell table:style-name="Table1.A1" office:value-type="string">
            <text:p text:style-name="P14"><text:span text:style-name="T4">E commerce platform</text:span></text:p>
          </table:table-cell>
          <table:table-cell table:style-name="Table1.A1" office:value-type="string">
            <text:p text:style-name="Table_20_Contents">Clean</text:p>
            <text:p text:style-name="Table_20_Contents">navigation,</text:p>
            <text:p text:style-name="Table_20_Contents">extensive</text:p>
            <text:p text:style-name="Table_20_Contents">product variety</text:p>
            <text:p text:style-name="Table_20_Contents"/>
          </table:table-cell>
          <table:table-cell table:style-name="Table1.A1" office:value-type="string">
            <text:p text:style-name="Table_20_Contents">Slow loading times,</text:p>
            <text:p text:style-name="Table_20_Contents">cluttered</text:p>
            <text:p text:style-name="Table_20_Contents">product</text:p>
            <text:p text:style-name="Table_20_Contents">variety</text:p>
          </table:table-cell>
          <table:table-cell table:style-name="Table1.A1" office:value-type="string">
            <text:p text:style-name="P11">Good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netflix.com/in/</text:p>
          </table:table-cell>
          <table:table-cell table:style-name="Table1.A1" office:value-type="string">
            <text:p text:style-name="P11">Video streaming service</text:p>
          </table:table-cell>
          <table:table-cell table:style-name="Table1.A1" office:value-type="string">
            <text:p text:style-name="P11">Entensive, well designed,</text:p>
          </table:table-cell>
          <table:table-cell table:style-name="Table1.A1" office:value-type="string">
            <text:p text:style-name="P11">Content rotated, limited downloads</text:p>
          </table:table-cell>
          <table:table-cell table:style-name="Table1.A1" office:value-type="string">
            <text:p text:style-name="P11">Good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<text:a xlink:type="simple" xlink:href="https://in.linkedin.com/" text:style-name="Standard" text:visited-style-name="Standard"><text:span text:style-name="T6">in.linkedin.co</text:span></text:a></text:p>
          </table:table-cell>
          <table:table-cell table:style-name="Table1.A1" office:value-type="string">
            <text:p text:style-name="P7">Professional work</text:p>
          </table:table-cell>
          <table:table-cell table:style-name="Table1.A1" office:value-type="string">
            <text:p text:style-name="Table_20_Contents">networking, job</text:p>
            <text:p text:style-name="Table_20_Contents"><text:soft-page-break/>search</text:p>
            <text:p text:style-name="Table_20_Contents">functionality</text:p>
            <text:p text:style-name="Table_20_Contents"/>
          </table:table-cell>
          <table:table-cell table:style-name="Table1.A1" office:value-type="string">
            <text:p text:style-name="P11">UI </text:p>
            <text:p text:style-name="P11"><text:soft-page-break/>inconsistenci</text:p>
            <text:p text:style-name="P11">es, Limited</text:p>
            <text:p text:style-name="P11">customizatio</text:p>
            <text:p text:style-name="P11">n</text:p>
          </table:table-cell>
          <table:table-cell table:style-name="Table1.A1" office:value-type="string">
            <text:p text:style-name="P10"><text:span text:style-name="T5">Good</text:span>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"><text:span text:style-name="T8">Github.com</text:span></text:p>
          </table:table-cell>
          <table:table-cell table:style-name="Table1.A1" office:value-type="string">
            <text:p text:style-name="P11">Development platform</text:p>
          </table:table-cell>
          <table:table-cell table:style-name="Table1.A1" office:value-type="string">
            <text:p text:style-name="P11">Collaborative coding, version control</text:p>
          </table:table-cell>
          <table:table-cell table:style-name="Table1.A1" office:value-type="string">
            <text:p text:style-name="P11">Learning curve is high, complex</text:p>
          </table:table-cell>
          <table:table-cell table:style-name="Table1.A1" office:value-type="string">
            <text:p text:style-name="P11">Good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abcnews.go.co</text:p>
            <text:p text:style-name="Table_20_Contents"/>
            <text:p text:style-name="Table_20_Contents">m/</text:p>
          </table:table-cell>
          <table:table-cell table:style-name="Table1.A1" office:value-type="string">
            <text:p text:style-name="Table_20_Contents">News and</text:p>
            <text:p text:style-name="Table_20_Contents">information</text:p>
            <text:p text:style-name="Table_20_Contents">platform</text:p>
          </table:table-cell>
          <table:table-cell table:style-name="Table1.A1" office:value-type="string">
            <text:p text:style-name="Table_20_Contents">Timely news</text:p>
            <text:p text:style-name="Table_20_Contents">updates, diverse</text:p>
            <text:p text:style-name="Table_20_Contents">content</text:p>
          </table:table-cell>
          <table:table-cell table:style-name="Table1.A1" office:value-type="string">
            <text:p text:style-name="Table_20_Contents">Intrusive ads, slow page</text:p>
            <text:p text:style-name="Table_20_Contents">loading and</text:p>
            <text:p text:style-name="Table_20_Contents">not good UI</text:p>
            <text:p text:style-name="Table_20_Contents">design</text:p>
          </table:table-cell>
          <table:table-cell table:style-name="Table1.A1" office:value-type="string">
            <text:p text:style-name="P11">Bad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<text:a xlink:type="simple" xlink:href="https://www.indiatoday.in/" text:style-name="Standard" text:visited-style-name="Standard"><text:span text:style-name="T9">www.indiatoda</text:span></text:a><text:span text:style-name="T10">y.in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2">Timely news</text:p>
            <text:p text:style-name="P12">updates, diverse</text:p>
            <text:p text:style-name="P12">content</text:p>
          </table:table-cell>
          <table:table-cell table:style-name="Table1.A1" office:value-type="string">
            <text:p text:style-name="Table_20_Contents">Intrusive ads, slow page</text:p>
            <text:p text:style-name="Table_20_Contents">loading and</text:p>
            <text:p text:style-name="Table_20_Contents">not good UI</text:p>
            <text:p text:style-name="Table_20_Contents">design</text:p>
          </table:table-cell>
          <table:table-cell table:style-name="Table1.A1" office:value-type="string">
            <text:p text:style-name="P11">Bad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<text:span text:style-name="T8">A</text:span><text:span text:style-name="T7">jtak.in</text:span></text:p>
          </table:table-cell>
          <table:table-cell table:style-name="Table1.A1" office:value-type="string">
            <text:p text:style-name="Table_20_Contents">News and</text:p>
            <text:p text:style-name="Table_20_Contents">information</text:p>
            <text:p text:style-name="Table_20_Contents">platform</text:p>
          </table:table-cell>
          <table:table-cell table:style-name="Table1.A1" office:value-type="string">
            <text:p text:style-name="P12">Timely news</text:p>
            <text:p text:style-name="P12">updates, diverse</text:p>
            <text:p text:style-name="P12">content</text:p>
          </table:table-cell>
          <table:table-cell table:style-name="Table1.A1" office:value-type="string">
            <text:p text:style-name="Table_20_Contents">Intrusive ads, slow page</text:p>
            <text:p text:style-name="Table_20_Contents">loading and</text:p>
            <text:p text:style-name="Table_20_Contents">not good UI</text:p>
            <text:p text:style-name="Table_20_Contents">design</text:p>
          </table:table-cell>
          <table:table-cell table:style-name="Table1.A1" office:value-type="string">
            <text:p text:style-name="P11">Bad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godaddy.</text:p>
            <text:p text:style-name="Table_20_Contents">com/en in</text:p>
          </table:table-cell>
          <table:table-cell table:style-name="Table1.A1" office:value-type="string">
            <text:p text:style-name="Table_20_Contents">Domain registration and Web</text:p>
            <text:p text:style-name="Table_20_Contents">Hosting.</text:p>
          </table:table-cell>
          <table:table-cell table:style-name="Table1.A1" office:value-type="string">
            <text:p text:style-name="Table_20_Contents">User friendly</text:p>
            <text:p text:style-name="Table_20_Contents">interface,</text:p>
            <text:p text:style-name="Table_20_Contents">domain search</text:p>
            <text:p text:style-name="Table_20_Contents">functionality</text:p>
            <text:p text:style-name="Table_20_Contents"/>
          </table:table-cell>
          <table:table-cell table:style-name="Table1.A1" office:value-type="string">
            <text:p text:style-name="Table_20_Contents">Upselling</text:p>
            <text:p text:style-name="Table_20_Contents">pressure,</text:p>
            <text:p text:style-name="Table_20_Contents">Confusing</text:p>
            <text:p text:style-name="Table_20_Contents">pricing</text:p>
            <text:p text:style-name="Table_20_Contents">structure</text:p>
          </table:table-cell>
          <table:table-cell table:style-name="Table1.A1" office:value-type="string">
            <text:p text:style-name="P11">Bad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"><text:a xlink:type="simple" xlink:href="https://zerodha.com/" text:style-name="Standard" text:visited-style-name="Standard"><text:span text:style-name="T7">zerodha.com</text:span></text:a></text:p>
          </table:table-cell>
          <table:table-cell table:style-name="Table1.A1" office:value-type="string">
            <text:p text:style-name="Table_20_Contents">Financial services platform, trading stocks</text:p>
          </table:table-cell>
          <table:table-cell table:style-name="Table1.A1" office:value-type="string">
            <text:p text:style-name="Table_20_Contents">User friendly trading interface,</text:p>
            <text:p text:style-name="Table_20_Contents">educational purposes.</text:p>
            <text:p text:style-name="Table_20_Contents"/>
          </table:table-cell>
          <table:table-cell table:style-name="Table1.A1" office:value-type="string">
            <text:p text:style-name="Table_20_Contents">Occasional</text:p>
            <text:p text:style-name="Table_20_Contents">server issues,</text:p>
            <text:p text:style-name="Table_20_Contents">Complex for</text:p>
            <text:p text:style-name="Table_20_Contents">beginners.</text:p>
          </table:table-cell>
          <table:table-cell table:style-name="Table1.A1" office:value-type="string">
            <text:p text:style-name="P11">Good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"><text:a xlink:type="simple" xlink:href="https://www.mediumdaily.com/" text:style-name="Standard" text:visited-style-name="Standard"><text:span text:style-name="T9">Mediumd</text:span></text:a><text:span text:style-name="T10">aily.com</text:span></text:p>
          </table:table-cell>
          <table:table-cell table:style-name="Table1.A1" office:value-type="string">
            <text:p text:style-name="Table_20_Contents">Daily news on </text:p>
            <text:p text:style-name="Table_20_Contents">Medium,</text:p>
            <text:p text:style-name="Table_20_Contents">educational</text:p>
            <text:p text:style-name="Table_20_Contents">purposes and</text:p>
            <text:p text:style-name="Table_20_Contents">providing news</text:p>
            <text:p text:style-name="Table_20_Contents">related to data</text:p>
          </table:table-cell>
          <table:table-cell table:style-name="Table1.A1" office:value-type="string">
            <text:p text:style-name="Table_20_Contents">Engaging content, clean</text:p>
            <text:p text:style-name="Table_20_Contents">design</text:p>
          </table:table-cell>
          <table:table-cell table:style-name="Table1.A1" office:value-type="string">
            <text:p text:style-name="Table_20_Contents">Lack of original reporting, Limited navigation</text:p>
            <text:p text:style-name="Table_20_Contents">options.</text:p>
          </table:table-cell>
          <table:table-cell table:style-name="Table1.A1" office:value-type="string">
            <text:p text:style-name="P13">Bad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3">Google.com</text:p>
          </table:table-cell>
          <table:table-cell table:style-name="Table1.A1" office:value-type="string">
            <text:p text:style-name="P13">Searching werbite</text:p>
          </table:table-cell>
          <table:table-cell table:style-name="Table1.A1" office:value-type="string">
            <text:p text:style-name="P13">Simple navigation</text:p>
          </table:table-cell>
          <table:table-cell table:style-name="Table1.A1" office:value-type="string">
            <text:p text:style-name="P13">Too many ads</text:p>
          </table:table-cell>
          <table:table-cell table:style-name="Table1.A1" office:value-type="string">
            <text:p text:style-name="P13">Good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3">Youtube.com</text:p>
          </table:table-cell>
          <table:table-cell table:style-name="Table1.A1" office:value-type="string">
            <text:p text:style-name="P13">Vidoe streamingwebsite</text:p>
          </table:table-cell>
          <table:table-cell table:style-name="Table1.A1" office:value-type="string">
            <text:p text:style-name="P13">Simple easy to use UI</text:p>
          </table:table-cell>
          <table:table-cell table:style-name="Table1.A1" office:value-type="string">
            <text:p text:style-name="P13">Too many ads, distracting content</text:p>
          </table:table-cell>
          <table:table-cell table:style-name="Table1.A1" office:value-type="string">
            <text:p text:style-name="P13">Good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a xlink:type="simple" xlink:href="https://www.artnest.com/" office:target-frame-name="_new" xlink:show="replace" text:style-name="Standard" text:visited-style-name="Standard"><text:span text:style-name="T2">ArtNest artnest.com</text:span></text:a></text:p>
          </table:table-cell>
          <table:table-cell table:style-name="Table1.A1" office:value-type="string">
            <text:p text:style-name="P3"><text:span text:style-name="T3">Unique art creations</text:span></text:p>
          </table:table-cell>
          <table:table-cell table:style-name="Table1.A1" office:value-type="string">
            <text:p text:style-name="P3"><text:span text:style-name="T3">User friendly interface <text:s text:c="2"/>Affordable prices</text:span></text:p>
          </table:table-cell>
          <table:table-cell table:style-name="Table1.A1" office:value-type="string">
            <text:p text:style-name="P3"><text:span text:style-name="T3">Limited artist variety <text:s text:c="2"/>Longer shipping times</text:span></text:p>
          </table:table-cell>
          <table:table-cell table:style-name="Table1.A1" office:value-type="string">
            <text:p text:style-name="P13">good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3">Goodreads.com</text:p>
          </table:table-cell>
          <table:table-cell table:style-name="Table1.A1" office:value-type="string">
            <text:p text:style-name="P13">Book <text:soft-page-break/>recommendations website</text:p>
          </table:table-cell>
          <table:table-cell table:style-name="Table1.A1" office:value-type="string">
            <text:p text:style-name="P13">Good reviews</text:p>
          </table:table-cell>
          <table:table-cell table:style-name="Table1.A1" office:value-type="string">
            <text:p text:style-name="P13">Difficult to use <text:soft-page-break/>UI</text:p>
          </table:table-cell>
          <table:table-cell table:style-name="Table1.A1" office:value-type="string">
            <text:p text:style-name="P13">Bad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dde-connection text:connection-name="soffice1">﻿GlitchFlix glitchflix.com</text:dde-connection></text:p>
          </table:table-cell>
          <table:table-cell table:style-name="Table1.A1" office:value-type="string">
            <text:p text:style-name="P3"><text:span text:style-name="T3">Content recommendations</text:span></text:p>
          </table:table-cell>
          <table:table-cell table:style-name="Table1.A1" office:value-type="string">
            <text:p text:style-name="P3"><text:span text:style-name="T3"><text:s text:c="2"/>Minimalistic design <text:s text:c="2"/>Easy navigation <text:s/></text:span></text:p>
          </table:table-cell>
          <table:table-cell table:style-name="Table1.A1" office:value-type="string">
            <text:p text:style-name="P3"><text:span text:style-name="T3"><text:s text:c="2"/>Minimalistic design <text:s text:c="2"/>Easy navigation <text:s/></text:span></text:p>
          </table:table-cell>
          <table:table-cell table:style-name="Table1.A1" office:value-type="string">
            <text:p text:style-name="P13">bad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a xlink:type="simple" xlink:href="https://www.audiochaos.com/" office:target-frame-name="_new" xlink:show="replace" text:style-name="Standard" text:visited-style-name="Standard"><text:span text:style-name="T2">AudioChaos audiochaos.com</text:span></text:a></text:p>
          </table:table-cell>
          <table:table-cell table:style-name="Table1.A1" office:value-type="string">
            <text:p text:style-name="P3"><text:span text:style-name="T3">Easy playlist creation</text:span></text:p>
          </table:table-cell>
          <table:table-cell table:style-name="Table1.A1" office:value-type="string">
            <text:p text:style-name="P3"><text:span text:style-name="T3"><text:s/>Variety of music genres</text:span></text:p>
            <text:p text:style-name="P3"><text:span text:style-name="T3">Free trial option</text:span></text:p>
          </table:table-cell>
          <table:table-cell table:style-name="Table1.A1" office:value-type="string">
            <text:p text:style-name="P3"><text:span text:style-name="T3"><text:s text:c="2"/>Limited music library <text:s text:c="2"/>Unreliable playlists</text:span></text:p>
          </table:table-cell>
          <table:table-cell table:style-name="Table1.A1" office:value-type="string">
            <text:p text:style-name="P3"><text:span text:style-name="T3">Bad</text:span>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<text:a xlink:type="simple" xlink:href="https://www.travelvista.com/" office:target-frame-name="_new" xlink:show="replace" text:style-name="Standard" text:visited-style-name="Standard"><text:span text:style-name="T2">TravelVista travelvista.com</text:span></text:a></text:p>
          </table:table-cell>
          <table:table-cell table:style-name="Table1.A1" office:value-type="string">
            <text:p text:style-name="P3"><text:span text:style-name="T3">Easy travel planning</text:span></text:p>
          </table:table-cell>
          <table:table-cell table:style-name="Table1.A1" office:value-type="string">
            <text:p text:style-name="P3"><text:span text:style-name="T3">User friendly booking process <text:s text:c="2"/>Regular deals</text:span></text:p>
          </table:table-cell>
          <table:table-cell table:style-name="Table1.A1" office:value-type="string">
            <text:p text:style-name="P1"><text:span text:style-name="T3"><text:s text:c="2"/>Limited destination options <text:s text:c="2"/>Higher booking fees</text:span></text:p>
          </table:table-cell>
          <table:table-cell table:style-name="Table1.A1" office:value-type="string">
            <text:p text:style-name="P3"><text:span text:style-name="T3">Good</text:span>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a xlink:type="simple" xlink:href="https://www.musezone.com/" office:target-frame-name="_new" xlink:show="replace" text:style-name="Standard" text:visited-style-name="Standard"><text:span text:style-name="T2">MuseZone musezone.com</text:span></text:a></text:p>
          </table:table-cell>
          <table:table-cell table:style-name="Table1.A1" office:value-type="string">
            <text:p text:style-name="P3"><text:span text:style-name="T3">art and cultural content</text:span></text:p>
          </table:table-cell>
          <table:table-cell table:style-name="Table1.A1" office:value-type="string">
            <text:p text:style-name="P3"><text:span text:style-name="T3">User friendly interface <text:s text:c="2"/>Regular updates</text:span></text:p>
          </table:table-cell>
          <table:table-cell table:style-name="Table1.A1" office:value-type="string">
            <text:p text:style-name="P3"><text:span text:style-name="T3">Limited search functionality <text:s text:c="2"/>Ad heavy pages</text:span></text:p>
          </table:table-cell>
          <table:table-cell table:style-name="Table1.A1" office:value-type="string">
            <text:p text:style-name="P13">Good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<text:a xlink:type="simple" xlink:href="https://www.medscan.com/" office:target-frame-name="_new" xlink:show="replace" text:style-name="Standard" text:visited-style-name="Standard"><text:span text:style-name="T2">MedScan medscan.com</text:span></text:a></text:p>
          </table:table-cell>
          <table:table-cell table:style-name="Table1.A1" office:value-type="string">
            <text:p text:style-name="P3"><text:span text:style-name="T3">Advanced medical diagnostic tools</text:span></text:p>
          </table:table-cell>
          <table:table-cell table:style-name="Table1.A1" office:value-type="string">
            <text:p text:style-name="P3"><text:span text:style-name="T3">User friendly interface <text:s text:c="2"/>Informative articles</text:span></text:p>
          </table:table-cell>
          <table:table-cell table:style-name="Table1.A1" office:value-type="string">
            <text:p text:style-name="P3"><text:span text:style-name="T3"><text:s text:c="2"/>Limited language support <text:s text:c="2"/>Varying course difficulty</text:span></text:p>
          </table:table-cell>
          <table:table-cell table:style-name="Table1.A1" office:value-type="string">
            <text:p text:style-name="P3"><text:span text:style-name="T3">Good</text:span></text:p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90897091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1:14:26.531532129</meta:creation-date>
    <dc:date>2024-01-08T11:45:33.278703645</dc:date>
    <meta:editing-duration>PT8M10S</meta:editing-duration>
    <meta:editing-cycles>1</meta:editing-cycles>
    <meta:document-statistic meta:table-count="1" meta:image-count="0" meta:object-count="0" meta:page-count="3" meta:paragraph-count="250" meta:word-count="554" meta:character-count="3860" meta:non-whitespace-character-count="3511"/>
    <meta:generator>LibreOffice/6.4.7.2$Linux_X86_64 LibreOffice_project/40$Build-2</meta:generator>
  </office:meta>
</office:document-meta>
</file>